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 officeooo:rsid="000bc8ec"/>
    </style:style>
    <style:style style:name="P2" style:family="paragraph" style:parent-style-name="Text_20_body">
      <style:text-properties officeooo:rsid="000cd1b0" officeooo:paragraph-rsid="000cd1b0"/>
    </style:style>
    <style:style style:name="P3" style:family="paragraph" style:parent-style-name="Text_20_body">
      <style:text-properties officeooo:rsid="000ce571" officeooo:paragraph-rsid="000ce571"/>
    </style:style>
    <style:style style:name="P4" style:family="paragraph" style:parent-style-name="Text_20_body">
      <style:text-properties officeooo:rsid="000de3eb" officeooo:paragraph-rsid="000de3eb"/>
    </style:style>
    <style:style style:name="P5" style:family="paragraph" style:parent-style-name="Text_20_body">
      <style:text-properties officeooo:rsid="000de404" officeooo:paragraph-rsid="000de404"/>
    </style:style>
    <style:style style:name="P6" style:family="paragraph" style:parent-style-name="Text_20_body" style:list-style-name="L1">
      <style:text-properties officeooo:rsid="000de404" officeooo:paragraph-rsid="000de404"/>
    </style:style>
    <style:style style:name="P7" style:family="paragraph" style:parent-style-name="Text_20_body">
      <style:text-properties officeooo:paragraph-rsid="000de404"/>
    </style:style>
    <style:style style:name="P8" style:family="paragraph" style:parent-style-name="Text_20_body" style:list-style-name="L1">
      <style:text-properties officeooo:rsid="000f3594" officeooo:paragraph-rsid="000f3594"/>
    </style:style>
    <style:style style:name="P9" style:family="paragraph" style:parent-style-name="Text_20_body" style:list-style-name="L1">
      <style:text-properties officeooo:rsid="0010baee" officeooo:paragraph-rsid="0010baee"/>
    </style:style>
    <style:style style:name="P10" style:family="paragraph" style:parent-style-name="Text_20_body">
      <style:text-properties officeooo:rsid="0010baee" officeooo:paragraph-rsid="0010baee"/>
    </style:style>
    <style:style style:name="P11" style:family="paragraph" style:parent-style-name="Text_20_body" style:list-style-name="L1">
      <style:text-properties officeooo:paragraph-rsid="0010baee"/>
    </style:style>
    <style:style style:name="P12" style:family="paragraph" style:parent-style-name="Text_20_body">
      <style:text-properties officeooo:rsid="0012aca6" officeooo:paragraph-rsid="0012aca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de404"/>
    </style:style>
    <style:style style:name="T4" style:family="text">
      <style:text-properties style:text-underline-style="none" officeooo:rsid="0010ba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Memoria Práctica 3</text:h>
      <text:p text:style-name="Text_20_body"/>
      <text:p text:style-name="P2">El programa consiste en realizar una serie de preguntas, las cuáles nunca se repetirán, y deducir una sugerencia de rama para el estudiante.</text:p>
      <text:p text:style-name="P2">Con los distintos valores que pueden tomar las respuestas a las preguntas se puede crear un árbol. Se adjunta el árbol que se crea con la base de conocimiento que he puesto yo.</text:p>
      <text:p text:style-name="P2">Por cada valor que se va obteniendo se va avanzando por el árbol hasta llegar a un nodo hoja. Si se llega <text:s/>a un nodo hoja quiere decir que ese camino es una sugerencia.</text:p>
      <text:p text:style-name="P3">Todo el rato se sigue una única línea, menos cuando se responde NSNS (No sabe no contesta) a alguna pregunta. Esto provoca la creación de varias líneas de deducción al hacer que la característica pueda tomar cualquier valor de su rango de valores discretos.</text:p>
      <text:p text:style-name="P4"><text:span text:style-name="T2">Para avanzar por el árbol se tiene en cuenta la pregunta anterior a ella en el árbol y el valor que se ha obtenido en la pregunta actual.</text:span></text:p>
      <text:p text:style-name="P4"><text:span text:style-name="T2"/></text:p>
      <text:p text:style-name="P12"><text:span text:style-name="T2">La introducción cambia según sea la primera pregunta o no. Además dentro de la introducción cambia la parte inicial, la cuál es elegida al azar, para darle más variabilidad a esta introducción.</text:span></text:p>
      <text:p text:style-name="P4"><text:span text:style-name="T2"/></text:p>
      <text:p text:style-name="P5"><text:span text:style-name="T2">La entrada no distingue entre mayúsculas y minúsculas.</text:span></text:p>
      <text:p text:style-name="P5"><text:span text:style-name="T2"/></text:p>
      <text:p text:style-name="P7"><text:span text:style-name="T3">Para cambiar la base de conocimiento sólo hace falta cambiar los valores de los siguientes hechos:</text:span></text:p>
      <text:list xml:id="list1799925198" text:style-name="L1">
        <text:list-item>
          <text:p text:style-name="P6"><text:span text:style-name="T2">Las sugerencias</text:span></text:p>
        </text:list-item>
        <text:list-item>
          <text:p text:style-name="P6"><text:span text:style-name="T2">Las preguntas siguientes</text:span></text:p>
        </text:list-item>
        <text:list-item>
          <text:p text:style-name="P6"><text:span text:style-name="T2">Los rangos discreto de la características</text:span></text:p>
        </text:list-item>
        <text:list-item>
          <text:p text:style-name="P6"><text:span text:style-name="T2">Los rango continuos para las características que le haga falta</text:span></text:p>
        </text:list-item>
        <text:list-item>
          <text:p text:style-name="P8"><text:span text:style-name="T2">La pregunta inicial</text:span></text:p>
        </text:list-item>
        <text:list-item>
          <text:p text:style-name="P9"><text:span text:style-name="T2">Las frases de introducción a las preguntas</text:span></text:p>
        </text:list-item>
        <text:list-item>
          <text:p text:style-name="P9"><text:span text:style-name="T2">Las preguntas</text:span></text:p>
        </text:list-item>
        <text:list-item>
          <text:p text:style-name="P9"><text:span text:style-name="T2">Cambiar los nombres de las características. Esto se cambia en la regla “obtener_nombre_caracteristica”. Estos nombres son usados como introducción cuando se responde NSNC en alguna pregunta.</text:span></text:p>
        </text:list-item>
        <text:list-item>
          <text:p text:style-name="P11"><text:span text:style-name="T4">Definir como se pasa de un valor continuo a un valor discreto en las características que ha falta. Esto se define en la regla “obtenerValorNumerico”.</text:span></text:p>
        </text:list-item>
        <text:list-item>
          <text:p text:style-name="P9"><text:span text:style-name="T2">Los nombre de las ramas. Esto se cambia en la regla “obtener_nombre_rama”.</text:span></text:p>
        </text:list-item>
      </text:list>
      <text:p text:style-name="P10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16:24:49.628754667</meta:creation-date>
    <dc:date>2021-04-25T22:21:12.047816889</dc:date>
    <meta:editing-duration>PT2H15M5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327" meta:character-count="1880" meta:non-whitespace-character-count="1581"/>
  </office:meta>
</office:document-meta>
</file>